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10000004B0000004B3A76A381.eps"/>
  <manifest:file-entry manifest:media-type="" manifest:full-path="Pictures/200000020000004B0000004BCC8B89C9.eps"/>
  <manifest:file-entry manifest:media-type="" manifest:full-path="Pictures/200000020000004600000046D00287A6.eps"/>
  <manifest:file-entry manifest:media-type="" manifest:full-path="Pictures/2000000100000046000000462C4AD49E.eps"/>
  <manifest:file-entry manifest:media-type="" manifest:full-path="Pictures/20000002000000460000004645B7DEF0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9.5cm" style:rel-column-width="32767*"/>
    </style:style>
    <style:style style:name="P1" style:family="paragraph" style:parent-style-name="Table_20_Contents">
      <style:text-properties style:font-name="Courier New" fo:font-size="10pt" style:font-name-asian="Courier New" style:font-size-asian="10pt" style:font-name-complex="Courier New" style:font-size-complex="10pt"/>
    </style:style>
    <style:style style:name="P2" style:family="paragraph" style:parent-style-name="Text_20_body"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ifferent EPS files</text:h>
      <text:p text:style-name="Text_20_body"/>
      <table:table table:name="Таблица1" table:style-name="Таблица1">
        <table:table-column table:style-name="Таблица1.A" table:number-columns-repeated="2"/>
        <table:table-row>
          <table:table-cell office:value-type="string">
            <text:p text:style-name="P1">Original EPS</text:p>
            <text:p text:style-name="P1"><draw:frame draw:style-name="fr1" draw:name="Графический объект1" text:anchor-type="paragraph" svg:width="2.646cm" svg:height="2.646cm" draw:z-index="0"><draw:image xlink:href="Pictures/200000010000004B0000004B3A76A381.eps" xlink:type="simple" xlink:show="embed" xlink:actuate="onLoad"/>
       </draw:frame></text:p>
            <text:p text:style-name="P1"/>
          </table:table-cell>
          <table:table-cell office:value-type="string">
            <text:p text:style-name="P1">Original EPS with preview</text:p>
            <text:p text:style-name="P1"><draw:frame draw:style-name="fr2" draw:name="Графический объект2" text:anchor-type="paragraph" svg:x="3.427cm" svg:y="0.115cm" svg:width="2.646cm" svg:height="2.646cm" draw:z-index="1"><draw:image xlink:href="Pictures/200000020000004B0000004BCC8B89C9.eps" xlink:type="simple" xlink:show="embed" xlink:actuate="onLoad"/>
       </draw:frame></text:p>
          </table:table-cell>
        </table:table-row>
        <table:table-row>
          <table:table-cell office:value-type="string">
            <text:p text:style-name="P1">Simplified EPS</text:p>
            <text:p text:style-name="P1"/>
            <text:p text:style-name="P1"><draw:frame draw:style-name="fr1" draw:name="Графический объект3" text:anchor-type="paragraph" svg:width="2.469cm" svg:height="2.469cm" draw:z-index="2"><draw:image xlink:href="Pictures/2000000100000046000000462C4AD49E.eps" xlink:type="simple" xlink:show="embed" xlink:actuate="onLoad"/>
       </draw:frame></text:p>
          </table:table-cell>
          <table:table-cell office:value-type="string">
            <text:p text:style-name="P1">Simplified EPS with preview</text:p>
            <text:p text:style-name="P1"><draw:frame draw:style-name="fr2" draw:name="Графический объект4" text:anchor-type="paragraph" svg:x="3.515cm" svg:y="0.298cm" svg:width="2.469cm" svg:height="2.469cm" draw:z-index="3"><draw:image xlink:href="Pictures/200000020000004600000046D00287A6.eps" xlink:type="simple" xlink:show="embed" xlink:actuate="onLoad"/>
       </draw:frame></text:p>
          </table:table-cell>
        </table:table-row>
        <table:table-row>
          <table:table-cell office:value-type="string">
            <text:p text:style-name="P1">Simplified EPS with preview from original</text:p>
            <text:p text:style-name="P1"><draw:frame draw:style-name="fr2" draw:name="Графический объект5" text:anchor-type="paragraph" svg:x="3.514cm" svg:y="0.233cm" svg:width="2.469cm" svg:height="2.469cm" draw:z-index="4"><draw:image xlink:href="Pictures/20000002000000460000004645B7DEF0.eps" xlink:type="simple" xlink:show="embed" xlink:actuate="onLoad"/>
       </draw:frame></text:p>
          </table:table-cell>
          <table:table-cell office:value-type="string">
            <text:p text:style-name="P1"/>
          </table:table-cell>
        </table:table-row>
      </table:table>
      <text:p text:style-name="Text_20_body"/>
      <text:p text:style-name="P2">Notes:</text:p>
      <text:p text:style-name="Text_20_body"><text:span text:style-name="T1"/></text:p>
      <text:p text:style-name="Text_20_body"><text:span text:style-name="T1">Original EPS</text:span> – Created in program SmartGo (menu Extract Diagramm).</text:p>
      <text:p text:style-name="Text_20_body"><text:tab/><text:tab/><text:tab/>Result file is org.eps</text:p>
      <text:p text:style-name="Text_20_body"/>
      <text:p text:style-name="Text_20_body"><text:span text:style-name="T1">Original EPS with preview</text:span> – To original EPS (org.eps) added preview with epstool.</text:p>
      <text:p text:style-name="Text_20_body"><text:tab/><text:tab/><text:tab/>epstool --add-tiff-preview --device tiffg3 org.eps org_preview.eps</text:p>
      <text:p text:style-name="Text_20_body"/>
      <text:p text:style-name="Text_20_body"><text:span text:style-name="T1">Simplified EPS</text:span> – Original EPS (org.eps) is simplified by eps2eps util.</text:p>
      <text:p text:style-name="Text_20_body"><text:tab/><text:tab/><text:tab/>eps2eps org.eps simplified.eps</text:p>
      <text:p text:style-name="Text_20_body"/>
      <text:p text:style-name="Text_20_body"><text:span text:style-name="T1">Simplified EPS with preview</text:span> – To simplified EPS (simplified.eps) added preview.</text:p>
      <text:p text:style-name="Text_20_body"><text:tab/><text:tab/><text:tab/>epstool --add-tiff-preview --device tiffg3 simplified.eps simplified_preview.eps</text:p>
      <text:p text:style-name="Text_20_body"/>
      <text:p text:style-name="Text_20_body"><text:span text:style-name="T1">Simplified EPS with preview from original</text:span> – Create preview to original EPS, extract it to TIFF file,</text:p>
      <text:p text:style-name="Text_20_body"><text:tab/><text:tab/><text:tab/>then simplify original EPS and add TIFF file to it. And you'll get this one.</text:p>
      <text:p text:style-name="Text_20_body"/>
      <text:p text:style-name="Text_20_body"><text:tab/><text:tab/><text:tab/>epstool --add-tiff-preview --device tiffg3 org.eps org1.eps</text:p>
      <text:p text:style-name="Text_20_body"><text:tab/><text:tab/><text:tab/>epstool --extract-preview org1.eps tiff.tif</text:p>
      <text:p text:style-name="Text_20_body"><text:tab/><text:tab/><text:tab/>eps2eps org.eps tmp.eps</text:p>
      <text:p text:style-name="Text_20_body"><text:tab/><text:tab/><text:tab/>epstool --add-user-preview tiff.tif tmp.eps converted.ep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Arial Unicode MS" style:font-size-asian="12pt" style:language-asian="ru" style:country-asian="RU" style:font-name-complex="Arial Unicode MS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align="justify" style:justify-single-word="false" fo:text-indent="1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Mincho" style:font-size-asian="14pt" style:font-name-complex="Arial Unicode MS" style:font-size-complex="14pt"/>
    </style:style>
    <style:style style:name="Heading_20_1" style:display-name="Heading 1" style:family="paragraph" style:parent-style-name="Title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Mincho" style:font-size-asian="14pt" style:font-name-complex="Arial Unicode MS" style:font-size-complex="14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.3$Linux OpenOffice.org_project/680m7$Build-9044
  </meta:generator>
    <meta:creation-date>2006-09-14T09:01:56</meta:creation-date>
    <dc:date>2006-09-14T09:24:03</dc:date>
    <dc:language>en-US</dc:language>
    <meta:editing-cycles>20</meta:editing-cycles>
    <meta:editing-duration>PT22M8S</meta:editing-duration>
    <meta:user-defined meta:name="Info 1"/>
    <meta:user-defined meta:name="Info 2"/>
    <meta:user-defined meta:name="Info 3"/>
    <meta:user-defined meta:name="Info 4"/>
    <meta:document-statistic meta:table-count="1" meta:image-count="5" meta:object-count="0" meta:page-count="1" meta:paragraph-count="21" meta:word-count="144" meta:character-count="1023"/>
  </office:meta>
</office:document-meta>
</file>